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2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0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For the Sabbath of penitence./</text:p>
      <text:p text:style-name="P2"/>
      <text:p text:style-name="P3">[Page 1]</text:p>
      <text:p text:style-name="P3">The spirit of God rested on the prophet Isaiah, and/ he heard a voice that bid him loudly to cry. <text:s/>Aroused/ by the call, the inspired son of Amoz asked "What/ shall I cry?" and the same supernatural voice answered./ <text:s/>"Cry that all flesh is grass, and all the goodliness/ thereof is like the <text:span text:style-name="T2">field</text:span><text:span text:style-name="T4"> flower of the field." <text:s/>Cry </text:span><text:span text:style-name="T2">that</text:span><text:span text:style-name="T4">/ that human flesh </text:span><text:span text:style-name="T2">so bent intent upon worthy pursuits,</text:span><text:span text:style-name="T4">/ is like grass which is soon mowed down. <text:s/>Cry, that/ all the acquirements of which it boasts are like the/ flower that blooms in the morn, </text:span><text:span text:style-name="T2">and</text:span><text:span text:style-name="T4"> but which the/ scorching rays of the sun soon wither. <text:s/>Let this be/ thy solemn mission, and thou mayest bring many back to/ virtue. <text:s/>Dear Brethren! <text:s/>What our merciful Father/ in heaven, wished to bring to pass through the agency/ of men </text:span><text:span text:style-name="T2">saintly and</text:span><text:span text:style-name="T4"> of a </text:span><text:span text:style-name="T2">staub</text:span><text:span text:style-name="T4"> stainless life, our Sages/ sought to accomplish by means of fallible but God-/fearing men. <text:s/>They commissioned the spiritual/ guides of Judah's remnant to reclaim sinners by/ picturing to them the instability of human [?]./ <text:s/>When the Universal shepherd inspects the flock/</text:span></text:p>
      <text:p text:style-name="P3"><text:span text:style-name="T4"/></text:p>
      <text:p text:style-name="P3"><text:span text:style-name="T4">[Page 2]</text:span></text:p>
      <text:p text:style-name="P3"><text:span text:style-name="T4">of his pasture [Hebrew]/ at the period which follows immediately the closing/ of a year</text:span><text:span text:style-name="T2">s</text:span><text:span text:style-name="T4"> that may have been mispent[sic!] in the vain attempt of grasping/ shadows, the Rabbins ask their disciples to hasten/ and loosen the prisoners fettered in the bonds of wickedness,/ ere the verdict be pronounced, and the sentence sealed./ <text:s/>Tell the house of Israel, say those zealous teachers of old,/ that [Hebrew] "the day is </text:span><text:soft-page-break/><text:span text:style-name="T4">short, </text:span><text:span text:style-name="T2">a</text:span><text:span text:style-name="T4"> but/ the work great" <text:s/></text:span><text:span text:style-name="T2">Es</text:span><text:span text:style-name="T4"> In obedience to the order/ of my superiors, I shall on this penitential sabbath, pro-/-claim from the pulpit a truth startling but necessary for/ all to </text:span><text:span text:style-name="T2">la</text:span><text:span text:style-name="T4"> learn. <text:s/>Let youths who are wedded to/ wanton pleasures hear it, and wean themselves </text:span><text:span text:style-name="T2">away</text:span><text:span text:style-name="T4">/ from what they must relinquish. <text:s/>Let the gentle/ sex hear it, and direct their thoughts to higher aims than/ the enhancing of personal charms, the cultivating of/ arts intended to attract and captivate the senses. <text:s/>Let/ those vested with authority hear it, and </text:span><text:span text:style-name="T2">beware of</text:span><text:span text:style-name="T4"> wield power/ with </text:span><text:span text:style-name="T2">g</text:span><text:span text:style-name="T4"> kindly consideration and not with imperiousness. </text:span><text:span text:style-name="T2">the</text:span><text:span text:style-name="T4">/ </text:span><text:span text:style-name="T2">power which is theirs</text:span><text:span text:style-name="T4"> Let those who </text:span><text:span text:style-name="T2">can command</text:span><text:span text:style-name="T4"> possess wealth hear/ it, and </text:span><text:span text:style-name="T2">seek</text:span><text:span text:style-name="T4"> strive to gather riches of which inconstant/ fortune cannot rob them. <text:s/>Let all who are swayed/</text:span></text:p>
      <text:p text:style-name="P3"><text:span text:style-name="T4"/></text:p>
      <text:p text:style-name="P3"><text:span text:style-name="T4">[Page 3]</text:span></text:p>
      <text:p text:style-name="P3"><text:span text:style-name="T4">by </text:span><text:span text:style-name="T2">the</text:span><text:span text:style-name="T4"> the corruptive flesh hear it, and approach the fountain/ of purification. <text:s/>Aye, my </text:span><text:span text:style-name="T2">Brethren</text:span><text:span text:style-name="T4"> brother, whosoever/ that art, whether in a lofty or in a lowly condition,/ at the climax of prosperity, or in a state of abjection [Hebrew]/ [Hebrew] "Thou must die"..../</text:span></text:p>
      <text:p text:style-name="P3"><text:span text:style-name="T4">"But is this the appalling tiding which was to effect/ our conversion? <text:s/>Methinks I hear many deridingly ask/ of themselves. <text:s/>Who knows not that there is no man who/ liveth and seeth not death; we did not need a prea-/-cher to tell us what we witness every day." <text:s/>Well,/ full well you know that "like birds caught in a net,/ so are men taken in the evil day", but you do not set/ your minds on it; hence the general neglect to maker/ proper previsions </text:span><text:span text:style-name="T2">again</text:span><text:span text:style-name="T4"> for the endless futurity./</text:span></text:p>
      <text:p text:style-name="P3"><text:span text:style-name="T4">To secure some temporal advantage, men will use/ all means within their reach. <text:s/>They will consult persons/ of experience, advice with their intimate friends, seriously/ and maturely reflect. <text:s/>If a scheme, which we deem/ advantageous is set afloat, </text:span><text:span text:style-name="T2">it will entirely accepb</text:span><text:span text:style-name="T4"> our thoughts will be entirely engrossed/ </text:span><text:span text:style-name="T2">with</text:span><text:span text:style-name="T4"> by it. <text:s/>In the day-time it will obtrude itself amidst/</text:span></text:p>
      <text:p text:style-name="P3"><text:span text:style-name="T4"/></text:p>
      <text:p text:style-name="P3"><text:span text:style-name="T4">[Page 4]</text:span></text:p>
      <text:p text:style-name="P3"><text:span text:style-name="T4">other occupations. <text:s/>At night it will disturb our/ sleep, and until it is accomplished, we will continue/ perfectly restless. <text:s/>Not so, however, with regard to the/ all-important project of freeing ourselves from the </text:span><text:span text:style-name="T2">mes</text:span><text:span text:style-name="T4">/ meshes of vice and </text:span><text:span text:style-name="T2">to</text:span><text:span text:style-name="T4"> irreligion. <text:s/>Oh no! we cannot/ </text:span><text:span text:style-name="T2">bestow</text:span><text:span text:style-name="T4"> devote our best years to the barren exercise of upright-/-ness. <text:s/>We cannot, we cannot give up the </text:span><text:span text:style-name="T2">br buoyant</text:span><text:span text:style-name="T4">/ days that </text:span><text:span text:style-name="T2">yeld</text:span><text:span text:style-name="T4"> yield so much </text:span><text:span text:style-name="T2">definite</text:span><text:span text:style-name="T4"> positive good, because at/ some indefinite period we may be forced to </text:span><text:span text:style-name="T2">forego</text:span><text:span text:style-name="T4"> abandon what/ we now possess. <text:s/>Time enough, time enough. <text:s/>When/ we grow older, we will be better suited to respond to the/ call of religion. <text:s/>This we fallaciously reason forgetting that perhaps the old destroyer is treading on our heels, </text:span><text:span text:style-name="T2">as</text:span><text:span text:style-name="T4"> forgetting/ that "no man has power over the spirit to retain it"; forget-/-ting that to the sinners of Zion who considered all men mortal/ but themselves, the prophet </text:span><text:span text:style-name="T2">was</text:span><text:span text:style-name="T4"> predicted </text:span><text:span text:style-name="T2">that</text:span><text:span text:style-name="T4"> that they would be first lost in/ the scourge which was to pass over Judea. <text:s/>[Hebrew]/ But I will not do all of us injustice by declaring that/ we are utterly reckless; that we rush headlong after vanities/ without </text:span><text:span text:style-name="T2">any</text:span><text:span text:style-name="T4"> pause. <text:s/>No, there are moments in our life,/ sacred moments, sent as a warning by the Almighty,/ moments aroused by some startling events, when we ack-/-nowledge that all pomp and grandeur, all that which/</text:span></text:p>
      <text:p text:style-name="P3"><text:span text:style-name="T4"/></text:p>
      <text:p text:style-name="P3"><text:span text:style-name="T4">[Page 5]</text:span></text:p>
      <text:p text:style-name="P3"><text:span text:style-name="T4">we </text:span><text:span text:style-name="T2">in</text:span><text:span text:style-name="T4"> fancied would excite the admiration of the world, is/ but a shadow. <text:s/>Then we </text:span><text:span text:style-name="T2">fell</text:span><text:span text:style-name="T4"> feel like bending low at/ the foot stool of our Maker, and seeking for pardon. <text:s/>But/ how fleeting these moments! <text:s/>Strong passions rise again,/ and drive over goodly </text:span><text:span text:style-name="T2">feelings</text:span><text:span text:style-name="T4"> sentiments forcibly away./ <text:s/>No, says ambition, I cannot listen this day, it would shut/ against me the avenues to greatness. <text:s/>No, says covetousness,/ it might involve the retrenching of expenses necessary to/ keep up credit. <text:s/>No, says avarice, </text:span><text:span text:style-name="T2">it</text:span><text:span text:style-name="T4"> would enrich others/ </text:span><text:span text:style-name="T2">at</text:span><text:span text:style-name="T4"> to my own detriment. <text:s/>How could I suffer my next-door/ neighbor to gain by my loss? <text:s/>Not to-day, some/ other time, when this task </text:span><text:span text:style-name="T2">I</text:span><text:span text:style-name="T4"> is completed, I will be/ in a better frame of mind to attend </text:span><text:span text:style-name="T2">the</text:span><text:span text:style-name="T4"> to the calls from/ within. <text:s/>But the task is never completed; for no sooner have/ we disposed of that in which we were busily engaged, than/ others claim our undivided attention. <text:s/></text:span><text:soft-page-break/><text:span text:style-name="T4">Now, were we/ really impressed with a sense of our mortality. <text:s/>No, not/ that--for if death was but the dissolution of our corruptible/ bodies we might with </text:span><text:span text:style-name="T2">good</text:span><text:span text:style-name="T4"> some show of reason</text:span><text:span text:style-name="T2">s</text:span><text:span text:style-name="T4"> indulge in every excess,/ gratify every appetite--, but were we impressed with/</text:span></text:p>
      <text:p text:style-name="P3"><text:span text:style-name="T4"/></text:p>
      <text:p text:style-name="P3"><text:span text:style-name="T4">[Page 6]</text:span></text:p>
      <text:p text:style-name="P3"><text:span text:style-name="T4">the truth that "there is an eye</text:span><text:span text:style-name="T2">s</text:span><text:span text:style-name="T4"> that seeth, an ear that/ heareth, and that all our deeds are written down"; that/ </text:span><text:span text:style-name="T5">we must</text:span><text:span text:style-name="T6"> give an account of the manner in which we/ employed the faculties mercifully granted [Hebrew]/ [Hebrew], we would </text:span><text:span text:style-name="T3">not</text:span><text:span text:style-name="T6"> attend to our spiritual/ wants earlier than when all </text:span><text:span text:style-name="T3">ex</text:span><text:span text:style-name="T6"> else is finished. <text:s/>Nay, we/ would postpone the latter to the former./</text:span></text:p>
      <text:p text:style-name="P3"><text:span text:style-name="T6">Eliezer the faithful servant of Abraham undertook a long/ journey in quest of a suitable wife for the son of his master./ <text:s/>Providence prospered his way, and he reached the city of/ Nabor, where a dear kinsman of the patriarch resided./ <text:s/>As customary among hospitable people, he was asked/ to partake of some food that he might be refreshed after/ a fatiguing journey. <text:s/>But the trusty servant premptorily[sic!]/ refused. <text:s/>"No" said he, "I will not eat until I have/ told my errand". <text:s/>And he proceeded to describe the happiness/ that might be derived from a matrimonial alliance between/ one of their daughters and the rich and respected son of his/ master, </text:span><text:span text:style-name="T3">and</text:span><text:span text:style-name="T6"> nor would he allow </text:span><text:span text:style-name="T3">the</text:span><text:span text:style-name="T6"> himself rest, un-/-till[sic!] he received positive evidences </text:span><text:span text:style-name="T3">of</text:span><text:span text:style-name="T6"> that his mission/ had been crowned with success. <text:s/>But why such haste?/ <text:s/>You will inquire. <text:s/>Did he fear that the opportunity/</text:span></text:p>
      <text:p text:style-name="P3"><text:span text:style-name="T6"/></text:p>
      <text:p text:style-name="P3"><text:span text:style-name="T6">[Page 7]</text:span></text:p>
      <text:p text:style-name="P3"><text:span text:style-name="T6">might fail him to do his duty? <text:s/>Was it imperative/ that he should refuse food until he obtained the consult of/ Rebecca's relatives? <text:s/>No, my friends! <text:s/>I have said it,/ What concerns us most will be performed first. <text:s/>Let us now/ draw a healthful lesson. <text:s/>If to serve a mortal being,/ so much readiness, so much zeal was displayed, what/ promptness, what alacrity ought </text:span><text:span text:style-name="T3">not</text:span><text:span text:style-name="T6"> we to </text:span><text:span text:style-name="T3">be</text:span><text:span text:style-name="T6"> exhibit</text:span><text:span text:style-name="T3">ed</text:span><text:span text:style-name="T6"> in/ doing what is pleasing to the everlasting Master above!/ <text:s/>Yet few will say, "this morning I committed a wrong./ <text:s/>I will not eat, till I have </text:span><text:span text:style-name="T3">write</text:span><text:span text:style-name="T6"> righted it." <text:s/>"This day/ I have practised[sic!] deceit, and exacted from my neighbor more/ than my due. <text:s/>I will not eat, until I have made proper/ reparation</text:span><text:span text:style-name="T3">s</text:span><text:span text:style-name="T6">." <text:s/>"This week I have given vent to my/ passions, and brought trouble and sorrow on my/ nearest and dearest, I will not eat, until I have/ solemnly vowed never to relapse into my former habits."/ <text:s/>"This month I have raised myself high by </text:span><text:span text:style-name="T3">treadin</text:span><text:span text:style-name="T6">/ </text:span><text:span text:style-name="T3">mounting up</text:span><text:span text:style-name="T6"> treading on the ruin of my </text:span><text:span text:style-name="T3">neigh</text:span><text:span text:style-name="T6"> fellow man's/ character and reputation. <text:s/>I will not eat, until I/ have humbled myself and sought his forgiveness."/ <text:s/>"This year I have been irreverent towards my/ parents, overbearing towards my children, tyrannical/</text:span></text:p>
      <text:p text:style-name="P3"><text:span text:style-name="T6"/></text:p>
      <text:p text:style-name="P3"><text:span text:style-name="T6">[Page 8]</text:span></text:p>
      <text:p text:style-name="P3"><text:span text:style-name="T6">towards my dependents. <text:s/></text:span><text:span text:style-name="T3">I will not eat, o</text:span><text:span text:style-name="T6"> this year/ I have been recreant to my trust, This year I have...../ But why shall I describe more at length what is/ painful to behold. <text:s/>What I meant to prove, my/ dear Brethren is, that even when we are not altogether/ lost to shame; when we </text:span><text:span text:style-name="T3">feel</text:span><text:span text:style-name="T6"> know our falli</text:span><text:span text:style-name="T3">bility</text:span><text:span text:style-name="T6">bleness, we will/ not cast out our backslidings as encumbrances on our spirit./ <text:s/>We delay, and put off till a more favorable opportunity/ will present itself; till our minds are better prepared/ for a change in our course. <text:s/>But the opportunity may/ never present itself. <text:s/>"Oh sacred veil that </text:span><text:span text:style-name="T3">encirclest</text:span><text:span text:style-name="T6"> hidest/ the </text:span><text:span text:style-name="T3">throne of [?] decree</text:span><text:span text:style-name="T6"> secrets of heavenly justice! <text:s/>What human power can tear/ thee asunder? <text:s/>What human eye can </text:span><text:span text:style-name="T3">peer</text:span><text:span text:style-name="T6"> penetrate into the/ awful mysteries that thou concealest? <text:s/>How many </text:span><text:span text:style-name="T3">we</text:span><text:span text:style-name="T6"> stalwart frames, that we/ imagined destined to work wonders have been broken down/ like a reed! <text:s/>How many were blighted in the bloom of/ youth, when we fancied would have outlived </text:span><text:span text:style-name="T3">the</text:span><text:span text:style-name="T6">/ myriads! <text:s/>But this absence of the knowledge/ of our end, was not intended, my dear hearers, to terrify/ us into a state of inactivity. <text:s/>Not to spread upon/</text:span></text:p>
      <text:p text:style-name="P3"><text:span text:style-name="T6"/></text:p>
      <text:p text:style-name="P3"><text:span text:style-name="T6">[Page 9]</text:span></text:p>
      <text:p text:style-name="P3"><text:span text:style-name="T6">us a dread of being soon ushered into the august presence/ of an </text:span><text:span text:style-name="T3">merciful God</text:span><text:span text:style-name="T6"> infallible Judge, but </text:span><text:soft-page-break/><text:span text:style-name="T6">rather to incite us to work;/ to work steadily for the elevation of our soul, to work/ in the way of beneficence, in the way of truth; to/ work for the moral and intellectual advancement of/ the creatures of the same Father. <text:s/>It is intended to/ </text:span><text:span text:style-name="T3">incite</text:span><text:span text:style-name="T6"> stimulate us to say like the old patriarch "I know not/ the day of my death" It may overtake me while/ I am engaged in </text:span><text:span text:style-name="T3">the pursuit of sin</text:span><text:span text:style-name="T6"> running counter to the dictates of morality and religion. <text:s/>How could I then/ bear the gnawing remorse of having offended </text:span><text:span text:style-name="T3">the best</text:span><text:span text:style-name="T6"> my kindest/ </text:span><text:span text:style-name="T3">of</text:span><text:span text:style-name="T6"> Benefactor! <text:s/>Of having misused the faculties with/ which He has endowed me! <text:s/>How could I endure/ the pain of having cut off myself from the association/ of the righteous ones in the land of spirits? <text:s/>Which/ of the transient pleasures of this world can </text:span><text:span text:style-name="T3">[?]</text:span><text:span text:style-name="T6"> counterbalance/ the sorrow of being denied the contemplation of/ the Essence of Goodness? <text:s/>Well then; </text:span><text:span text:style-name="T3">of</text:span><text:span text:style-name="T6"> when passions/ arise again within my breast, I shall take the chart/ given to me from on high, consult it, and if I discover/ that the sentiments I cherish are in contravention </text:span><text:span text:style-name="T3">to</text:span><text:span text:style-name="T6"> with/ the rules of the heavenly Legislator, I shall forthwith/ suppress my will, that His will be done./</text:span></text:p>
      <text:p text:style-name="P3"><text:span text:style-name="T6"/></text:p>
      <text:p text:style-name="P3"><text:span text:style-name="T6">[Page 10]</text:span></text:p>
      <text:p text:style-name="P3"><text:span text:style-name="T6">For, I know that all my steps are watched, and my/ deeds will be weighed </text:span><text:span text:style-name="T3">upon</text:span><text:span text:style-name="T6"> in the balance of justice./ <text:s/>Dear Brethren! <text:s/>It is to strengthen these feelings; to/ confirm us in this belief, that the Almighty has/ set apart the present solemn season of our year./ <text:s/>Listen then, O house of Israel! <text:s/>Were you destined, </text:span><text:span text:style-name="T3">that</text:span><text:span text:style-name="T6">/ as I fervently hope, to outlive the time allotted to men/ on earth; were you destined, as I most ardently pray,/ to be all inscribed in the book of uninterrupted prosperity,/ still even at an advanced age you would consider the/ long past like yesterday that has </text:span><text:span text:style-name="T3">gone</text:span><text:span text:style-name="T6"> departed, and as a watch/ in the night. <text:s/>But what if the morrow was to/ fail you? <text:s/>(For, who can say, what the morrow will bring/ forth?) <text:s text:c="2"/>Not without reason have the Sages compared/ this world to a porch leading to the King's palace./ <text:s/>Sudden may be the summons to come in. <text:s/>Let us always/ be ready to make a presentable appearance. <text:s/>"Let/ thy garments be </text:span><text:span text:style-name="T3">always</text:span><text:span text:style-name="T6"> at all times white" said the/ ancient preacher. <text:s/>Those garments are the consciousness/ of having never deliberately sullied our lips with falsehood./</text:span></text:p>
      <text:p text:style-name="P3"><text:span text:style-name="T6"/></text:p>
      <text:p text:style-name="P3"><text:span text:style-name="T6">[Page 11]</text:span></text:p>
      <text:p text:style-name="P3"><text:span text:style-name="T6">Never having deliberately defrauded our neighbor;/ never having deliberately defied God and His command./ <text:s/>Leave then the rest in the hand of Him whose attributes/ are mercy and compassion, and who delights to pardon./ <text:s/>When the passage which divides us from the world/ unknown shall have been crossed over, you will be/ carried aloft in the realms where a purling stream/ of perennial water flow; when a sun that never/ sets shall irradiate your immortal soul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4T11:57:01.14</meta:creation-date>
    <meta:document-statistic meta:table-count="0" meta:image-count="0" meta:object-count="0" meta:page-count="5" meta:paragraph-count="87" meta:word-count="2326" meta:character-count="13731"/>
    <dc:date>2012-06-14T14:10:30.41</dc:date>
    <dc:creator>Penn Libraries</dc:creator>
    <meta:editing-duration>PT00H07M00S</meta:editing-duration>
    <meta:editing-cycles>1</meta:editing-cycles>
    <meta:generator>OpenOffice.org/3.2$Win32 OpenOffice.org_project/320m12$Build-9483</meta:generator>
  </office:meta>
</office:document-meta>
</file>